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
      <text:p text:style-name="P1003">Hello... <text:span text:style-name="rststyle-action"><text:span text:style-name="rststyle-parenthetical"><text:span text:style-name="rststyle-direction">(beat)</text:span></text:span></text:span> ...there!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20-01-12T14:29:33</meta:creation-date>
    <dc:creator>engelbert</dc:creator>
    <dc:date>2020-01-12T14:29:33</dc:date>
    <dc:language>en-US</dc:language>
    <meta:editing-cycles>1</meta:editing-cycles>
    <meta:editing-duration>PT00M01S</meta:editing-duration>
    <dc:title>[no title]</dc:title>
  </office:meta>
</office:document-meta>
</file>